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15%"/>
      <style:text-properties style:font-name="DejaVu Serif" fo:font-weight="bold" officeooo:rsid="00167c67" officeooo:paragraph-rsid="00167c67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 fo:line-height="115%"/>
      <style:text-properties style:font-name="DejaVu Serif" officeooo:rsid="00167c67" officeooo:paragraph-rsid="00167c67"/>
    </style:style>
    <style:style style:name="P3" style:family="paragraph" style:parent-style-name="Standard" style:list-style-name="L1">
      <style:paragraph-properties fo:margin-top="0cm" fo:margin-bottom="0cm" loext:contextual-spacing="false" fo:line-height="115%"/>
      <style:text-properties style:font-name="DejaVu Serif" officeooo:rsid="00167c67" officeooo:paragraph-rsid="00167c67"/>
    </style:style>
    <style:style style:name="P4" style:family="paragraph" style:parent-style-name="Standard" style:list-style-name="L1">
      <style:paragraph-properties fo:margin-top="0cm" fo:margin-bottom="0cm" loext:contextual-spacing="false" fo:line-height="115%"/>
      <style:text-properties style:font-name="DejaVu Serif" officeooo:rsid="00167c67" officeooo:paragraph-rsid="001bbbe4"/>
    </style:style>
    <style:style style:name="P5" style:family="paragraph" style:parent-style-name="Standard" style:list-style-name="L1">
      <style:paragraph-properties fo:margin-top="0cm" fo:margin-bottom="0cm" loext:contextual-spacing="false" fo:line-height="115%"/>
      <style:text-properties style:font-name="DejaVu Serif" officeooo:rsid="00182f10" officeooo:paragraph-rsid="00182f10"/>
    </style:style>
    <style:style style:name="P6" style:family="paragraph" style:parent-style-name="Standard" style:list-style-name="L2">
      <style:paragraph-properties fo:margin-top="0cm" fo:margin-bottom="0cm" loext:contextual-spacing="false" fo:line-height="115%"/>
      <style:text-properties style:font-name="DejaVu Serif" officeooo:rsid="00182f10" officeooo:paragraph-rsid="00182f10"/>
    </style:style>
    <style:style style:name="P7" style:family="paragraph" style:parent-style-name="Standard">
      <style:paragraph-properties fo:margin-top="0cm" fo:margin-bottom="0cm" loext:contextual-spacing="false" fo:line-height="115%"/>
      <style:text-properties style:font-name="DejaVu Serif" officeooo:rsid="00182f10" officeooo:paragraph-rsid="00182f10"/>
    </style:style>
    <style:style style:name="P8" style:family="paragraph" style:parent-style-name="Standard">
      <style:paragraph-properties fo:margin-top="0cm" fo:margin-bottom="0cm" loext:contextual-spacing="false" fo:line-height="115%"/>
      <style:text-properties style:font-name="DejaVu Serif" officeooo:rsid="00182f10" officeooo:paragraph-rsid="001992b2"/>
    </style:style>
    <style:style style:name="P9" style:family="paragraph" style:parent-style-name="Standard" style:list-style-name="L3">
      <style:paragraph-properties fo:margin-top="0cm" fo:margin-bottom="0cm" loext:contextual-spacing="false" fo:line-height="115%"/>
      <style:text-properties style:font-name="DejaVu Serif" officeooo:rsid="00182f10" officeooo:paragraph-rsid="001992b2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DejaVu Serif" officeooo:rsid="00193daf" officeooo:paragraph-rsid="00193daf"/>
    </style:style>
    <style:style style:name="P11" style:family="paragraph" style:parent-style-name="Standard" style:list-style-name="L4">
      <style:paragraph-properties fo:margin-top="0cm" fo:margin-bottom="0cm" loext:contextual-spacing="false" fo:line-height="115%"/>
      <style:text-properties style:font-name="DejaVu Serif" officeooo:rsid="00193daf" officeooo:paragraph-rsid="00193daf"/>
    </style:style>
    <style:style style:name="P12" style:family="paragraph" style:parent-style-name="Standard" style:list-style-name="L5">
      <style:paragraph-properties fo:margin-top="0cm" fo:margin-bottom="0cm" loext:contextual-spacing="false" fo:line-height="115%"/>
      <style:text-properties style:font-name="DejaVu Serif" officeooo:rsid="00193daf" officeooo:paragraph-rsid="00193daf"/>
    </style:style>
    <style:style style:name="P13" style:family="paragraph" style:parent-style-name="Standard">
      <style:paragraph-properties fo:margin-top="0cm" fo:margin-bottom="0cm" loext:contextual-spacing="false" fo:line-height="115%"/>
      <style:text-properties style:font-name="DejaVu Serif" officeooo:rsid="001992b2" officeooo:paragraph-rsid="001992b2"/>
    </style:style>
    <style:style style:name="P14" style:family="paragraph" style:parent-style-name="Standard" style:list-style-name="L6">
      <style:paragraph-properties fo:margin-top="0cm" fo:margin-bottom="0cm" loext:contextual-spacing="false" fo:line-height="115%"/>
      <style:text-properties style:font-name="DejaVu Serif" officeooo:rsid="001992b2" officeooo:paragraph-rsid="001992b2"/>
    </style:style>
    <style:style style:name="P15" style:family="paragraph" style:parent-style-name="Standard" style:list-style-name="L3">
      <style:paragraph-properties fo:margin-top="0cm" fo:margin-bottom="0cm" loext:contextual-spacing="false" fo:line-height="115%"/>
      <style:text-properties style:font-name="DejaVu Serif" officeooo:rsid="001d0b38" officeooo:paragraph-rsid="001d0b38"/>
    </style:style>
    <style:style style:name="P16" style:family="paragraph" style:parent-style-name="Standard" style:list-style-name="L3">
      <style:paragraph-properties fo:margin-top="0cm" fo:margin-bottom="0cm" loext:contextual-spacing="false" fo:line-height="115%"/>
      <style:text-properties officeooo:rsid="00182f10" officeooo:paragraph-rsid="001992b2"/>
    </style:style>
    <style:style style:name="T1" style:family="text">
      <style:text-properties officeooo:rsid="00193daf"/>
    </style:style>
    <style:style style:name="T2" style:family="text">
      <style:text-properties officeooo:rsid="001992b2"/>
    </style:style>
    <style:style style:name="T3" style:family="text">
      <style:text-properties officeooo:rsid="001b28b3"/>
    </style:style>
    <style:style style:name="T4" style:family="text">
      <style:text-properties style:font-name="DejaVu Seri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fd82" style:font-weight-asian="bold" style:font-weight-complex="bold"/>
    </style:style>
    <style:style style:name="T7" style:family="text">
      <style:text-properties officeooo:rsid="001bfd82"/>
    </style:style>
    <style:style style:name="T8" style:family="text">
      <style:text-properties officeooo:rsid="001d0b38"/>
    </style:style>
    <style:style style:name="T9" style:family="text">
      <style:text-properties officeooo:rsid="001e23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motionsabgabe <text:span text:style-name="T3">Physik Uni Frankfurt</text:span></text:p>
      <text:p text:style-name="P2"/>
      <text:p text:style-name="P2">Öffnungszeiten Mo-Do 9:30-11:30, Zi 304/316 RobMeyer 6</text:p>
      <text:p text:style-name="P2"/>
      <text:list xml:id="list6343569486168224601" text:style-name="L1">
        <text:list-item>
          <text:p text:style-name="P4">Annahme als Doktorand <text:span text:style-name="T1">(‘15) → Eröffnung des Prüfungsverfahrens (‘18)</text:span></text:p>
        </text:list-item>
        <text:list-item>
          <text:p text:style-name="P3">Gutachten <text:span text:style-name="T2">4-</text:span>6 Wochen nach Einreichen, danach erst Umlauf, danac<text:span text:style-name="T1">h</text:span> Defense-Termin <text:span text:style-name="T1">(frühstens 4 Wochen nach Beginn des Umlaufs)</text:span></text:p>
        </text:list-item>
        <text:list-item>
          <text:p text:style-name="P5">Abgabe bei der UB <text:span text:style-name="T2">(entgültige Drucklegung)</text:span> „nach der Promotion binnen eines Jahres“</text:p>
        </text:list-item>
      </text:list>
      <text:p text:style-name="P7"/>
      <text:p text:style-name="P2">Abzugeben zur Eröffnung des Promotionsverfahrens:</text:p>
      <text:list xml:id="list3923413145768364368" text:style-name="L2">
        <text:list-item>
          <text:p text:style-name="P6"><text:span text:style-name="T5">7 Exemplare</text:span> (davon 2 für Gutachter), dazu Abgabe elektronisch</text:p>
        </text:list-item>
        <text:list-item>
          <text:p text:style-name="P6">Eingebunden in Dissertation: <text:span text:style-name="T5">&gt;5-seitige</text:span> deutsche Zusammenfassung</text:p>
        </text:list-item>
        <text:list-item>
          <text:p text:style-name="P6"><text:span text:style-name="T5">Seperat</text:span>: 1x <text:s/><text:span text:style-name="T9">&lt;</text:span><text:span text:style-name="T5">2-seitige</text:span> deutsche Zusammenfassung</text:p>
        </text:list-item>
        <text:list-item>
          <text:p text:style-name="P6">Kopie des <text:span text:style-name="T5">Masterzeugnisses</text:span> unter Vorlage des Originals</text:p>
        </text:list-item>
        <text:list-item>
          <text:p text:style-name="P6">Ausgefülltes Formular „Gesuch <text:span text:style-name="T5">Zulassung</text:span> zur Promotion“</text:p>
        </text:list-item>
        <text:list-item>
          <text:p text:style-name="P6">Seperat: Erklärung und Versicherung</text:p>
        </text:list-item>
        <text:list-item>
          <text:p text:style-name="P6"><text:span text:style-name="T2">150€ </text:span>Entrichtung Promotionsgebühr (nach Einreichung, mittels Zahlungsaufforderungsformular)</text:p>
        </text:list-item>
      </text:list>
      <text:p text:style-name="P7"/>
      <text:p text:style-name="P10">Teil aller <text:span text:style-name="T7">abzugebenden</text:span> <text:span text:style-name="T6">9 Exemplare</text:span> muss sein:</text:p>
      <text:list xml:id="list1489233889647408554" text:style-name="L4">
        <text:list-item>
          <text:p text:style-name="P11">Titelblatt (Anlage 1,2 Promotionsordnung): <text:span text:style-name="T2">Achtung „Johann Wolfgang“</text:span></text:p>
        </text:list-item>
        <text:list-item>
          <text:p text:style-name="P11">Lebenslauf inkl. akademische Lehrer auf letzter Seite, inkl. Lichtbild</text:p>
        </text:list-item>
        <text:list-item>
          <text:p text:style-name="P11">&gt;5-seitige deutsche Zusammenfassung</text:p>
        </text:list-item>
      </text:list>
      <text:p text:style-name="P10"/>
      <text:p text:style-name="P10">Kommission:</text:p>
      <text:list xml:id="list258258713228652655" text:style-name="L5">
        <text:list-item>
          <text:p text:style-name="P12">Beide Gutachter + zwei weitere Prüfer</text:p>
        </text:list-item>
        <text:list-item>
          <text:p text:style-name="P12">Von den vieren mindestens drei Proffesoren §61 HHG</text:p>
        </text:list-item>
        <text:list-item>
          <text:p text:style-name="P12">Mind. drei Institute</text:p>
        </text:list-item>
      </text:list>
      <text:p text:style-name="P10"/>
      <text:p text:style-name="P13">Sonstiges:</text:p>
      <text:list xml:id="list4797659529671408378" text:style-name="L6">
        <text:list-item>
          <text:p text:style-name="P14">Promotionsordnung §8Abs2: Gutachten+Stellungsnahmen dürfen beim Promotionsausschuss eingesehen werden</text:p>
          <text:p text:style-name="P14"/>
        </text:list-item>
      </text:list>
      <text:p text:style-name="P8">Abgaben zur UB [Mo-Do 8-15 Uhr]:</text:p>
      <text:list xml:id="list7598482690447036053" text:style-name="L3">
        <text:list-item>
          <text:p text:style-name="P9">Publikationsserver-Upload</text:p>
        </text:list-item>
        <text:list-item>
          <text:p text:style-name="P9"><text:span text:style-name="T5">2 Exemplare</text:span> geedruckt</text:p>
        </text:list-item>
        <text:list-item>
          <text:p text:style-name="P16"><text:span text:style-name="T4">1 beschriftete CD-ROM in Hartplastikhülle mit Einlegeblatt (Details: </text:span><text:a xlink:type="simple" xlink:href="https://www.ub.uni-frankfurt.de/dissertationen/abgabe.html" text:style-name="Internet_20_link" text:visited-style-name="Visited_20_Internet_20_Link"><text:span text:style-name="T4">https://www.ub.uni-frankfurt.de/dissertationen/abgabe.html</text:span></text:a><text:span text:style-name="T4">)</text:span></text:p>
        </text:list-item>
        <text:list-item>
          <text:p text:style-name="P15">max <text:span text:style-name="T5">5000 Zeichen</text:span> lange <text:span text:style-name="T5">Zusammenfassung</text:span> als seperate TXT/ASCII-Datei <text:s/><text:span text:style-name="T9">[deutsch&amp;englisch?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9:41:51.581773690</meta:creation-date>
    <dc:date>2018-12-07T10:13:16.934512762</dc:date>
    <meta:editing-duration>PT21M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201" meta:character-count="1586" meta:non-whitespace-character-count="1433"/>
  </office:meta>
</office:document-meta>
</file>